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line-height="150%"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50%" fo:text-align="start" style:justify-single-word="false"/>
      <style:text-properties fo:font-style="normal" style:text-underline-style="none" fo:font-weight="normal" officeooo:paragraph-rsid="000d5b22" style:font-style-asian="normal" style:font-weight-asian="normal" style:font-style-complex="normal" style:font-weight-complex="normal"/>
    </style:style>
    <style:style style:name="P4" style:family="paragraph" style:parent-style-name="Standard">
      <style:paragraph-properties fo:line-height="150%" fo:text-align="start" style:justify-single-word="false"/>
      <style:text-properties fo:font-style="normal" style:text-underline-style="none" fo:font-weight="normal" officeooo:rsid="000d5b22" officeooo:paragraph-rsid="000d5b22" style:font-style-asian="normal" style:font-weight-asian="normal" style:font-style-complex="normal" style:font-weight-complex="normal"/>
    </style:style>
    <style:style style:name="P5" style:family="paragraph" style:parent-style-name="Standard">
      <style:paragraph-properties fo:line-height="150%" fo:text-align="start" style:justify-single-word="false"/>
      <style:text-properties fo:font-style="normal" style:text-underline-style="none" fo:font-weight="normal" officeooo:rsid="001562c3" style:font-style-asian="normal" style:font-weight-asian="normal" style:font-style-complex="normal" style:font-weight-complex="normal"/>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line-height="150%" fo:text-align="start" style:justify-single-word="false"/>
      <style:text-properties officeooo:paragraph-rsid="00136dd3"/>
    </style:style>
    <style:style style:name="P8" style:family="paragraph" style:parent-style-name="Standard">
      <style:paragraph-properties fo:line-height="150%" fo:text-align="start" style:justify-single-word="false"/>
      <style:text-properties officeooo:paragraph-rsid="001e7136"/>
    </style:style>
    <style:style style:name="P9" style:family="paragraph" style:parent-style-name="Standard">
      <style:paragraph-properties fo:line-height="150%" fo:text-align="start" style:justify-single-word="false"/>
      <style:text-properties officeooo:paragraph-rsid="0024a448"/>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c2fb3" style:font-style-asian="normal" style:font-weight-asian="normal" style:font-style-complex="normal" style:font-weight-complex="normal"/>
    </style:style>
    <style:style style:name="T3" style:family="text">
      <style:text-properties fo:font-style="normal" style:text-underline-style="none" fo:font-weight="normal" officeooo:rsid="0024a448"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095b9" style:font-style-asian="normal" style:font-style-complex="normal"/>
    </style:style>
    <style:style style:name="T6" style:family="text">
      <style:text-properties fo:font-style="normal" style:text-underline-style="none" officeooo:rsid="00136dd3" style:font-style-asian="normal" style:font-style-complex="normal"/>
    </style:style>
    <style:style style:name="T7" style:family="text">
      <style:text-properties fo:font-style="normal" style:text-underline-style="none" officeooo:rsid="00195fe6" style:font-style-asian="normal" style:font-style-complex="normal"/>
    </style:style>
    <style:style style:name="T8" style:family="text">
      <style:text-properties fo:font-style="normal" style:text-underline-style="none" officeooo:rsid="001e7136" style:font-style-asian="normal" style:font-style-complex="normal"/>
    </style:style>
    <style:style style:name="T9" style:family="text">
      <style:text-properties fo:font-style="normal" style:text-underline-style="none" officeooo:rsid="00215c04" style:font-style-asian="normal" style:font-style-complex="normal"/>
    </style:style>
    <style:style style:name="T10" style:family="text">
      <style:text-properties fo:font-style="normal" style:text-underline-style="none" officeooo:rsid="0026cd77" style:font-style-asian="normal" style:font-style-complex="normal"/>
    </style:style>
    <style:style style:name="T11" style:family="text">
      <style:text-properties style:use-window-font-color="true" fo:font-style="normal" style:text-underline-style="none" style:font-style-asian="normal" style:font-style-complex="normal"/>
    </style:style>
    <style:style style:name="T12" style:family="text">
      <style:text-properties style:use-window-font-color="true" fo:font-style="normal" style:text-underline-style="none" officeooo:rsid="001095b9" style:font-style-asian="normal" style:font-style-complex="normal"/>
    </style:style>
    <style:style style:name="T13" style:family="text">
      <style:text-properties style:use-window-font-color="true" fo:font-style="normal" style:text-underline-style="none" officeooo:rsid="00124740" style:font-style-asian="normal" style:font-style-complex="normal"/>
    </style:style>
    <style:style style:name="T14" style:family="text">
      <style:text-properties style:use-window-font-color="true" fo:font-style="normal" style:text-underline-style="none" officeooo:rsid="001562c3" style:font-style-asian="normal" style:font-style-complex="normal"/>
    </style:style>
    <style:style style:name="T15" style:family="text">
      <style:text-properties style:use-window-font-color="true" fo:font-style="normal" style:text-underline-style="none" officeooo:rsid="00215c04" style:font-style-asian="normal" style:font-style-complex="normal"/>
    </style:style>
    <style:style style:name="T16" style:family="text">
      <style:text-properties style:use-window-font-color="true" fo:font-style="normal" style:text-underline-style="none" officeooo:rsid="0026cd77" style:font-style-asian="normal" style:font-style-complex="normal"/>
    </style:style>
    <style:style style:name="T17" style:family="text">
      <style:text-properties style:use-window-font-color="true" fo:font-style="normal" style:text-underline-style="none" officeooo:rsid="0028b986" style:font-style-asian="normal" style:font-style-complex="normal"/>
    </style:style>
    <style:style style:name="T18" style:family="text">
      <style:text-properties style:use-window-font-color="true" fo:font-style="italic" style:text-underline-style="none" style:font-style-asian="italic" style:font-style-complex="italic"/>
    </style:style>
    <style:style style:name="T19" style:family="text">
      <style:text-properties officeooo:rsid="000c2fb3"/>
    </style:style>
    <style:style style:name="T20" style:family="text">
      <style:text-properties fo:language="en" fo:country="none"/>
    </style:style>
    <style:style style:name="T21" style:family="text">
      <style:text-properties officeooo:rsid="000d5b22"/>
    </style:style>
    <style:style style:name="T22" style:family="text">
      <style:text-properties officeooo:rsid="000f5280"/>
    </style:style>
    <style:style style:name="T23" style:family="text">
      <style:text-properties officeooo:rsid="001095b9"/>
    </style:style>
    <style:style style:name="T24" style:family="text">
      <style:text-properties fo:font-style="italic" style:text-underline-style="none" officeooo:rsid="001095b9" style:font-style-asian="italic" style:font-style-complex="italic"/>
    </style:style>
    <style:style style:name="T25" style:family="text">
      <style:text-properties officeooo:rsid="00136dd3"/>
    </style:style>
    <style:style style:name="T26" style:family="text">
      <style:text-properties officeooo:rsid="001562c3"/>
    </style:style>
    <style:style style:name="T27" style:family="text">
      <style:text-properties officeooo:rsid="001ac9ac"/>
    </style:style>
    <style:style style:name="T28" style:family="text">
      <style:text-properties officeooo:rsid="001cd31a"/>
    </style:style>
    <style:style style:name="T29" style:family="text">
      <style:text-properties officeooo:rsid="001f6e56"/>
    </style:style>
    <style:style style:name="T30" style:family="text">
      <style:text-properties officeooo:rsid="00215c04"/>
    </style:style>
    <style:style style:name="T31" style:family="text">
      <style:text-properties officeooo:rsid="0024a448"/>
    </style:style>
    <style:style style:name="T32" style:family="text">
      <style:text-properties officeooo:rsid="0026cd77"/>
    </style:style>
    <style:style style:name="T33" style:family="text">
      <style:text-properties officeooo:rsid="0028b9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VI.V – Copenhagen upbringing</text:p>
      <text:p text:style-name="P9"><text:span text:style-name="T1"><text:tab/>“Mom, I know how to write the word '</text:span><text:bookmark text:name="firstHeading"/><text:span text:style-name="T20">Antidisestablishmentarianism</text:span><text:span text:style-name="T1">'!!!” I was thrilled at that moment. Mom was at the kitchen, opened up a window, lit a cigarette with a match and blew a puff outside. She didn't want me to smell the bad fumes, I </text:span><text:span text:style-name="T2">guess</text:span><text:span text:style-name="T1">. From the window there was a view </text:span><text:span text:style-name="T3">of </text:span><text:span text:style-name="T1">dim pinkish tint of sun rays, passing through the hive. The support columns of the hive </text:span><text:span text:style-name="T2">were </text:span><text:span text:style-name="T1">towering above Dragor, a town </text:span><text:span text:style-name="T2">(not much bigger than a hamlet) </text:span><text:span text:style-name="T1">that </text:span><text:span text:style-name="T2">resides</text:span><text:span text:style-name="T1"> a bit to the south east of Copenhagen. I lived on the corner of Kirkevej </text:span><text:span text:style-name="T3">R</text:span><text:span text:style-name="T1">oad and Jaegervej </text:span><text:span text:style-name="T3">S</text:span><text:span text:style-name="T1">treet. There was a harbour nearby, where they would bring the maintenance crews of the Hive technicians. They would come to town every month or two on a regular basis. Sometimes sooner if there was a cerebral leakage. </text:span><text:span text:style-name="T2">There was always a hint of salt in the air.</text:span></text:p>
      <text:p text:style-name="P2"><text:tab/>“Good kiddo, go play outside, mom needs to rest, so she can make you dinner.”</text:p>
      <text:p text:style-name="P2"><text:tab/>“Dinner is in three hours from now, do you want me to stay outside till 19:00?”</text:p>
      <text:p text:style-name="P2"><text:tab/>“Yes, Ophelia.” <text:span text:style-name="T19">I could discern</text:span> coldness in her voice. She did not like to specify my name unless she felt that I'm not <text:span text:style-name="T31">obedient</text:span> enough.</text:p>
      <text:p text:style-name="P2"><text:tab/>“Can I <text:span text:style-name="T25">hang out</text:span> with Drake?”</text:p>
      <text:p text:style-name="P2"><text:tab/>“Wh<text:span text:style-name="T19">ich one is</text:span> Drake?”</text:p>
      <text:p text:style-name="P2"><text:tab/>“He's the new neigbours<text:span text:style-name="T19">'</text:span> kid from down the block.”</text:p>
      <text:p text:style-name="P2"><text:tab/>“I prefer you hang around the kids I showed you last time. <text:span text:style-name="T33">I</text:span>f the security personnel will let you. <text:span text:style-name="T33">She added the last sentence under her breath.</text:span> “Children of ambassadors are better than those of medical supply officers.”</text:p>
      <text:p text:style-name="P2"><text:tab/>“They only let me once, because you were there mom, will you come with me?”</text:p>
      <text:p text:style-name="P2"><text:tab/>“No, I told you Ophelia, I need to rest, I had a busy day.”</text:p>
      <text:p text:style-name="P2"><text:tab/>“But you stayed home with me, how hard can that be?”</text:p>
      <text:p text:style-name="P2"><text:tab/>“Who took you to school, and who brought you back? Who fixed your luncheon, and who cleaned that pig sty you call a room? That wasn't easy, you know, and why you always have to block the entrance to the attic?” I made a secret room in the attic with all the one-eyed dolls to watch over me against Psyion patrols. They look for special human kids with psychic abilities. I heard sometimes they raid on houses with specimens of high interest. My Psyche Quotient test was on the average scale, but <text:s/>I <text:span text:style-name="T32">might have</text:span> cheated a bit <text:span text:style-name="T21">to get a lower score</text:span>, one can never be too careful.</text:p>
      <text:p text:style-name="P2"><text:tab/>“Fine, I'll be at the park, will you at least pick me up at 18:45?” <text:span text:style-name="T21">It usually gets dark around this time.</text:span></text:p>
      <text:p text:style-name="P2"><text:tab/>“No, if you can manage yourself to the park which is one road away from your house, you'll make <text:soft-page-break/>it back in one piece if you watch the roads, and whatever you do, do not dare to frogger your way in the hoverboard lanes, they're just as dangerous as the car lanes. Use the designated traffic <text:span text:style-name="T33">signs</text:span> or the bridge tube. No teleporters though, they are --”</text:p>
      <text:p text:style-name="P3"><text:tab/>“I know, mom, they cost too much for civilians, and rumoured to be unsafe for children.” Not that I can ever afford to take a teleporter trip, they cost something like 100 Duck$ <text:span text:style-name="T21">each</text:span> <text:span text:style-name="T21">direction</text:span>, like it is so hard to disintegrate a person on the molecular level, turn its mass to energy and vice versa on the other side. Why <text:span text:style-name="T21">do </text:span>they take <text:span text:style-name="T21">a </text:span>toll for doing their job? Military personnel can use them for free, and I often saw soldiers use them to pass a road, when they can traverse at least 1 km before they need a re-transmission tower. </text:p>
      <text:p text:style-name="P3"><text:tab/>Th<text:span text:style-name="T27">at</text:span> is so unfair, soldiers who use it to pass 10-20 metres for free. I don't think they are even the combatant soldiers, but I can be mistaken in that regard, as it is really hard to tell the difference. Maybe those who carry the big firearms are the combatant ones, and the ones who do not are small fry in comparison. <text:span text:style-name="T21">I can barely tell pilots and aquatic zeppelin divers from the rest of the 'grey' field corps.</text:span></text:p>
      <text:p text:style-name="P4">I don't think I can tell the difference between the field corps without a more careful study. That is, of course if I'll ever <text:span text:style-name="T33">want</text:span> to join the army when I'm 18 years old instead of choosing the Hive. I'll probably 'cytoze, when given the option, endo-cytoze my brain. My bio-mass will be recycled, and I'll have residual mental image of myself before joining the rest of humanity <text:span text:style-name="T32">except</text:span> the military personnel.</text:p>
      <text:p text:style-name="P2"><text:tab/>I really like the new blue slide, the one that creeps mom out. They even put aluminum rods to discharge the static electricity that a combination of dust particles, plastic, and small children tends to incur. After each time I slide, I touch one of the rods and feel so much lighter, after the discharge process completes. It also does something funny to the hair, like a weird and fuzzy feeling behind my neck, a certain tingling that evokes serotonin and other good neurotransmitters. If dad shows up, once in a while, he is good at discharging <text:span text:style-name="T32">the bad ones</text:span>. What I mean is that his cold touch feels like the rods. He immediately instills feelings of fear, uncertainty and doubt about what I can or should or might...</text:p>
      <text:p text:style-name="P2"><text:tab/>“Ophelia...?” Oh great, it's the new kid, Drake from down the block. <text:span text:style-name="T26">I was really excited.</text:span></text:p>
      <text:p text:style-name="P2"><text:tab/>“Hi, Drake.” I waved him hello as he was approaching me with two cups of <text:span text:style-name="T21">mixed-</text:span>slushies.</text:p>
      <text:p text:style-name="P2"><text:tab/>“Hey, do you want a <text:span text:style-name="T21">mixed-</text:span>slush<text:span text:style-name="T30">y</text:span>, I bought one for my little brother, but you can have it if you want...”</text:p>
      <text:p text:style-name="P2"><text:tab/>“He wouldn't mind?” I asked looking for his brother, a second grade <text:span text:style-name="T21">brat</text:span> by the name of <text:span text:style-name="T21">Rob</text:span>.</text:p>
      <text:p text:style-name="P2"><text:tab/>“No, it's ok, he's playing with his class-mate Tim.” <text:span text:style-name="T26">They were playing 'Submarines' in the sandbox arena.</text:span></text:p>
      <text:p text:style-name="P2"><text:tab/>“Ok, sure I guess.” I took the <text:span text:style-name="T21">mixed-</text:span>slush<text:span text:style-name="T30">y</text:span> and we started to walk around the park towards the artificial lake. It had some artificial aquatic animals too. “Did you finish homework already?”</text:p>
      <text:p text:style-name="P2"><text:soft-page-break/><text:tab/>“No, I do them at night, if at all.” <text:span text:style-name="T21">He picked some stones that lay on the ground.</text:span></text:p>
      <text:p text:style-name="P2"><text:tab/>“Your parents let you do <text:span text:style-name="T32">that</text:span>?”</text:p>
      <text:p text:style-name="P2"><text:tab/>“If you ask them, they probably wouldn't know that I'm <text:span text:style-name="T33">in</text:span> the seventh grade. <text:span text:style-name="T32">By the way, you know t</text:span>hat biology teacher is way too harsh on me, but he treats girls better so you shouldn't worry.”</text:p>
      <text:p text:style-name="P2"><text:tab/>“I think that Mr. Franckenbrecht is fine with everyone. I don't think he discriminates based on <text:span text:style-name="T22">sex</text:span> though I could be mistaken. I don't like the <text:span text:style-name="T22">Russian</text:span> teacher, she scares me.”</text:p>
      <text:p text:style-name="P2"><text:tab/>“Miss Svetlana is an excellent math teacher, it is only a matter of attitude if you're good at math or not.” He would sing a very different melody if she hadn't had huge b<text:span text:style-name="T23">oobies</text:span>.</text:p>
      <text:p text:style-name="P2"><text:tab/>“I'm basically not so bad at math, but why <text:span text:style-name="T32">do </text:span>we need so much homework in that field, she gave us 50 exercises yesterday in trigonometry, and who needs this stuff today anyhow, computers can handle this things.” <text:span text:style-name="T26">I stated as I took a long sip that makes the food colouring diminish from the ice bits. I took a longer sip still, damn it brain... The colours have faded momentarily, but now they're back, the ones I can discern, that is.</text:span></text:p>
      <text:p text:style-name="P5"><text:tab/>...freeze. So that's what the boys meant when they said not to drink this too fast.</text:p>
      <text:p text:style-name="P2"><text:tab/>“... <text:span text:style-name="T29">as I was saying</text:span>, I'm not bothering myself too much with homework. I prefer to understand the material first than to occupy my mind with such stuff. Not that she would care.” <text:span text:style-name="T23">He started to throw the stones with his free hand towards the artificial lake. He had crazy big pockets for stuffing stones and other stuff.</text:span></text:p>
      <text:p text:style-name="P2"><text:tab/>“But she does, she always asks who didn't make them, and throws pupils to the library to make homework if they didn't.”</text:p>
      <text:p text:style-name="P2"><text:tab/>“But you can always lie when she asks, it's not like she's checking students on a personal basis. Try once not to <text:span text:style-name="T33">do your</text:span> homework, and when she ask<text:span text:style-name="T28">s</text:span> don't raise your tablet.”</text:p>
      <text:p text:style-name="P2"><text:tab/>“And what if she'll check, I heard she's a former spy.”</text:p>
      <text:p text:style-name="P2"><text:tab/>“That is some bullshit you heard from other girls... right?” <text:span text:style-name="T23">He stopped throwing stones.</text:span></text:p>
      <text:p text:style-name="P6"><text:span text:style-name="T1"><text:tab/>“</text:span><text:span text:style-name="Emphasis"><text:span text:style-name="T11">Sinéad told me once in the girls' bathroom.”</text:span></text:span></text:p>
      <text:p text:style-name="P6"><text:span text:style-name="Emphasis"><text:span text:style-name="T11"><text:tab/>“Don't listen to her.”</text:span></text:span></text:p>
      <text:p text:style-name="P6"><text:span text:style-name="Emphasis"><text:span text:style-name="T11"><text:tab/>“Why, she's my bestest friend since kindergarten.”</text:span></text:span></text:p>
      <text:p text:style-name="P6"><text:span text:style-name="Emphasis"><text:span text:style-name="T11"><text:tab/>“Do you still use this word?” </text:span></text:span><text:span text:style-name="Emphasis"><text:span text:style-name="T13">There was a tinge of mockery in his voice that grew to a wicked smile.</text:span></text:span></text:p>
      <text:p text:style-name="P6"><text:span text:style-name="Emphasis"><text:span text:style-name="T11"><text:tab/>“What word?”</text:span></text:span></text:p>
      <text:p text:style-name="P6"><text:span text:style-name="Emphasis"><text:span text:style-name="T11"><text:tab/>“</text:span></text:span><text:span text:style-name="Emphasis"><text:span text:style-name="T18">Bestest</text:span></text:span><text:span text:style-name="Emphasis"><text:span text:style-name="T11">... That's a word even </text:span></text:span><text:span text:style-name="Emphasis"><text:span text:style-name="T12">R</text:span></text:span><text:span text:style-name="Emphasis"><text:span text:style-name="T11">ob or Tim wouldn't use anymore.”</text:span></text:span></text:p>
      <text:p text:style-name="P6"><text:span text:style-name="Emphasis"><text:span text:style-name="T11"><text:tab/>“Why are you making fun of me?”</text:span></text:span></text:p>
      <text:p text:style-name="P6"><text:span text:style-name="Emphasis"><text:span text:style-name="T11"><text:tab/>“I'm not, you're maybe a bit too sensitive...” </text:span></text:span><text:span text:style-name="Emphasis"><text:span text:style-name="T14">The wicked smile ha</text:span></text:span><text:span text:style-name="Emphasis"><text:span text:style-name="T17">d</text:span></text:span><text:span text:style-name="Emphasis"><text:span text:style-name="T14"> n</text:span></text:span><text:span text:style-name="Emphasis"><text:span text:style-name="T16">o</text:span></text:span><text:span text:style-name="Emphasis"><text:span text:style-name="T14">t subsided.</text:span></text:span></text:p>
      <text:p text:style-name="P6"><text:soft-page-break/><text:span text:style-name="Emphasis"><text:span text:style-name="T11"><text:tab/>“I know you for two weeks' time and already you allow yourself a bit too much, Drake Hicks.”</text:span></text:span></text:p>
      <text:p text:style-name="P6"><text:span text:style-name="Emphasis"><text:span text:style-name="T11"><text:tab/>“My bad, Ophelia Summer, if we transitioned to using full names.”</text:span></text:span></text:p>
      <text:p text:style-name="P6"><text:span text:style-name="Emphasis"><text:span text:style-name="T11"><text:tab/>“Is everything a joke to you...?” I halted, I almost dropped what </text:span></text:span><text:span text:style-name="Emphasis"><text:span text:style-name="T13">was </text:span></text:span><text:span text:style-name="Emphasis"><text:span text:style-name="T11">left of my </text:span></text:span><text:span text:style-name="Emphasis"><text:span text:style-name="T12">mixed-</text:span></text:span><text:span text:style-name="Emphasis"><text:span text:style-name="T11">slush</text:span></text:span><text:span text:style-name="Emphasis"><text:span text:style-name="T15">y</text:span></text:span><text:span text:style-name="Emphasis"><text:span text:style-name="T11"> upon the floor, or the artificial grass that grows there with low ambient light growth enzymes. Tears came to my eyes when the boy that I cared for didn't seem to take me seriously. </text:span></text:span><text:span text:style-name="Emphasis"><text:span text:style-name="T17">I</text:span></text:span><text:span text:style-name="Emphasis"><text:span text:style-name="T11">f </text:span></text:span><text:span text:style-name="Emphasis"><text:span text:style-name="T4">Sinéad was here maybe he would give her the </text:span></text:span><text:span text:style-name="Emphasis"><text:span text:style-name="T5">mixed-</text:span></text:span><text:span text:style-name="Emphasis"><text:span text:style-name="T4">slush</text:span></text:span><text:span text:style-name="Emphasis"><text:span text:style-name="T9">y</text:span></text:span><text:span text:style-name="Emphasis"><text:span text:style-name="T4"> all the same.</text:span></text:span></text:p>
      <text:p text:style-name="P6"><text:span text:style-name="Emphasis"><text:span text:style-name="T4"><text:tab/>“</text:span></text:span><text:span text:style-name="Emphasis"><text:span text:style-name="T5">Ophel</text:span></text:span><text:span text:style-name="Emphasis"><text:span text:style-name="T4">,” </text:span></text:span><text:span text:style-name="Emphasis"><text:span text:style-name="T5">it sound</text:span></text:span><text:span text:style-name="Emphasis"><text:span text:style-name="T10">ed</text:span></text:span><text:span text:style-name="Emphasis"><text:span text:style-name="T5"> like he said </text:span></text:span><text:span text:style-name="Emphasis"><text:span text:style-name="T24">awful</text:span></text:span><text:span text:style-name="Emphasis"><text:span text:style-name="T4"> “...you'll drop the slush</text:span></text:span><text:span text:style-name="Emphasis"><text:span text:style-name="T9">y</text:span></text:span><text:span text:style-name="Emphasis"><text:span text:style-name="T4"> if you hold it like this.”</text:span></text:span></text:p>
      <text:p text:style-name="P7"><text:span text:style-name="Emphasis"><text:span text:style-name="T4"><text:tab/>“Here take it, next time maybe give it to Sinéad...” I walked away from him, though I think I </text:span></text:span><text:span text:style-name="Emphasis"><text:span text:style-name="T5">might have </text:span></text:span><text:span text:style-name="Emphasis"><text:span text:style-name="T4">heard something along the lines of 'Frigid bitch'. By the time I might have heard that I was already too far away to hear it distinctively. He wouldn't call me that, right? He likes me for some reason. Besides, that should be a lesson for him to treat me more lady-like, the same way he would treat </text:span></text:span><text:span text:style-name="Emphasis"><text:span text:style-name="T5">Miss </text:span></text:span><text:span text:style-name="Emphasis"><text:span text:style-name="T4">Svetlana, if he would date the dinosaur. Even </text:span></text:span><text:span text:style-name="Emphasis"><text:span text:style-name="T6">a </text:span></text:span><text:span text:style-name="Emphasis"><text:span text:style-name="T4">C14 </text:span></text:span><text:span text:style-name="Emphasis"><text:span text:style-name="T6">isotope </text:span></text:span><text:span text:style-name="Emphasis"><text:span text:style-name="T4">wouldn't date her.</text:span></text:span></text:p>
      <text:p text:style-name="P7"><text:span text:style-name="Emphasis"><text:span text:style-name="T4"><text:tab/>I can spot from afar the ambassadorial playgrounds in the park. The body guards with their shiny pistols look out for children of diplomats. The kids from the Yemenite consulate were very nice, last time we played, when mom was around. </text:span></text:span><text:span text:style-name="Emphasis"><text:span text:style-name="T6">I'll </text:span></text:span><text:span text:style-name="Emphasis"><text:span text:style-name="T4">see if they will let me get close to them. </text:span></text:span></text:p>
      <text:p text:style-name="P6"><text:span text:style-name="Emphasis"><text:span text:style-name="T4">I came close to one of the body guards and asked as he put his hand on the weapon holster:</text:span></text:span></text:p>
      <text:p text:style-name="P6"><text:span text:style-name="Emphasis"><text:span text:style-name="T4">“Can I play with Raphique and Sharidme, my name is Ophelia Summer...?”</text:span></text:span></text:p>
      <text:p text:style-name="P6"><text:span text:style-name="Emphasis"><text:span text:style-name="T4">“What are the names of your parents, miss Summer?” </text:span></text:span><text:span text:style-name="Emphasis"><text:span text:style-name="T6">He asked with a serious tone.</text:span></text:span></text:p>
      <text:p text:style-name="P6"><text:span text:style-name="Emphasis"><text:span text:style-name="T4">“Christoff and Evelyn. My mom gave you a fruitcake last week.”</text:span></text:span></text:p>
      <text:p text:style-name="P6"><text:span text:style-name="Emphasis"><text:span text:style-name="T4">“Let me check...” His left hand remained on the weapon holster as if a twelve years old girl can be a spy. He used his right hand to activate a comm device on </text:span></text:span><text:span text:style-name="Emphasis"><text:span text:style-name="T6">the</text:span></text:span><text:span text:style-name="Emphasis"><text:span text:style-name="T4"> right screen of his glasses. He mentioned my name and the names of my parents to his supervisor. They speak in some sort of Arabic, I presume.</text:span></text:span></text:p>
      <text:p text:style-name="P6"><text:span text:style-name="Emphasis"><text:span text:style-name="T4">“Not today, kid. Next time come with your parents or an adult guardian.”</text:span></text:span></text:p>
      <text:p text:style-name="P6"><text:span text:style-name="Emphasis"><text:span text:style-name="T4">“You didn't like the fruit cake, then, I don't like it either...”</text:span></text:span></text:p>
      <text:p text:style-name="P7"><text:span text:style-name="Emphasis"><text:span text:style-name="T4">“Get out of here kid, I don't eat fruit cakes, for </text:span></text:span><text:span text:style-name="Emphasis"><text:span text:style-name="T6">fuck</text:span></text:span><text:span text:style-name="Emphasis"><text:span text:style-name="T10">'s</text:span></text:span><text:span text:style-name="Emphasis"><text:span text:style-name="T6"> sake</text:span></text:span><text:span text:style-name="Emphasis"><text:span text:style-name="T4">.” </text:span></text:span><text:span text:style-name="Emphasis"><text:span text:style-name="T6">I think he added some </text:span></text:span><text:span text:style-name="Emphasis"><text:span text:style-name="T10">A</text:span></text:span><text:span text:style-name="Emphasis"><text:span text:style-name="T6">rabic curse word in the comm device.</text:span></text:span></text:p>
      <text:p text:style-name="P6"><text:span text:style-name="Emphasis"><text:span text:style-name="T4">“Fine, goodbye.”</text:span></text:span></text:p>
      <text:p text:style-name="P8"><text:span text:style-name="Emphasis"><text:span text:style-name="T4">“Goodbye.”</text:span></text:span></text:p>
      <text:p text:style-name="P8"><text:span text:style-name="Emphasis"><text:span text:style-name="T4"><text:tab/>What a lousy loser. Why don't you stay around these home schooled kids, so you'll end up just as secluded as their parents want them to be. I almost scored high enough in sciences to be in class A, but mom sa</text:span></text:span><text:span text:style-name="Emphasis"><text:span text:style-name="T10">ys</text:span></text:span><text:span text:style-name="Emphasis"><text:span text:style-name="T4"> that class A is reserved for descendants of scientists or ambassadors. Class B in sciences is probably as high as I could score. Two out of eight is respectable enough though. I </text:span></text:span><text:span text:style-name="Emphasis"><text:span text:style-name="T10">think</text:span></text:span><text:span text:style-name="Emphasis"><text:span text:style-name="T4"> it</text:span></text:span><text:span text:style-name="Emphasis"><text:span text:style-name="T10">'s</text:span></text:span><text:span text:style-name="Emphasis"><text:span text:style-name="T4"> as high as I deserve anyhow. My parents are not scientists, though they exercise a lot in chemistry sets around the </text:span></text:span><text:soft-page-break/><text:span text:style-name="Emphasis"><text:span text:style-name="T4">basement when they think I don't know what they're making there, and it usually not made with “sugar, spice, and everything nice.”</text:span></text:span></text:p>
      <text:p text:style-name="P6"><text:span text:style-name="Emphasis"><text:span text:style-name="T4"><text:tab/>Maybe this is why dad tells the neighbours he is a junior class chemist, and that they should ask for Dante if they need stronger potions. Daddy works in an apothecary though, so why does he refer so many people to uncle Dante? Mom is always so enthusiastic to help dad with the materials he brings home from work. She probably do</text:span></text:span><text:span text:style-name="Emphasis"><text:span text:style-name="T7">es</text:span></text:span><text:span text:style-name="Emphasis"><text:span text:style-name="T4"> get bored with me around the house. I hope she never find</text:span></text:span><text:span text:style-name="Emphasis"><text:span text:style-name="T7">s</text:span></text:span><text:span text:style-name="Emphasis"><text:span text:style-name="T4"> the one eyed dolls</text:span></text:span><text:span text:style-name="Emphasis"><text:span text:style-name="T8">'</text:span></text:span><text:span text:style-name="Emphasis"><text:span text:style-name="T4"> asylum in the attic. That's also where I keep the database server of the neighbourhood watch that Sinéad </text:span></text:span><text:span text:style-name="Emphasis"><text:span text:style-name="T6">set up with Ingrid</text:span></text:span><text:span text:style-name="Emphasis"><text:span text:style-name="T4">.</text:span></text:span></text:p>
      <text:p text:style-name="P6"><text:span text:style-name="Emphasis"><text:span text:style-name="T4"><text:tab/>I still need to gather more intel on this kid, Drake Hicks before some tangible information can be uploaded there. Why doesn't she ever pick up? My veins show a number of </text:span></text:span><text:span text:style-name="Emphasis"><text:span text:style-name="T10">unanswered</text:span></text:span><text:span text:style-name="Emphasis"><text:span text:style-name="T4"> calls but I was the caller and it was her that was unreachable. It would take school sometime to pick up the frequency that embedded polymer wrist cellphones work nowadays. The frequency alternation program should keep up with current gen for another week or two before we'll need another firmware upgrade in the school basement neighbourhood watch facility. If they can pick up on us sooner, th</text:span></text:span><text:span text:style-name="Emphasis"><text:span text:style-name="T6">e</text:span></text:span><text:span text:style-name="Emphasis"><text:span text:style-name="T4">n we deserve to be caught.</text:span></text:span></text:p>
      <text:p text:style-name="P6"><text:span text:style-name="Emphasis"><text:span text:style-name="T4">&lt;&lt;Incoming call – Sinéad&gt;&gt;</text:span></text:span></text:p>
      <text:p text:style-name="P6"><text:span text:style-name="Emphasis"><text:span text:style-name="T4"><text:tab/>“About time, I was beginning to worry about you... Never mind, about the new kid, Drake Hic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Devanagar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Obliterator666</meta:initial-creator>
    <meta:creation-date>2013-09-26T18:42:32</meta:creation-date>
    <dc:date>2013-10-31T05:16:19.606764107</dc:date>
    <dc:creator>OoZooL </dc:creator>
    <meta:editing-duration>P9DT48M40S</meta:editing-duration>
    <meta:editing-cycles>37</meta:editing-cycles>
    <meta:generator>LibreOffice/4.1.2.3$Linux_X86_64 LibreOffice_project/410$Build-3</meta:generator>
    <meta:printed-by>OoZooL Obliterator666</meta:printed-by>
    <meta:print-date>2013-09-26T21:18:21</meta:print-date>
    <meta:document-statistic meta:table-count="0" meta:image-count="0" meta:object-count="0" meta:page-count="5" meta:paragraph-count="67" meta:word-count="2217" meta:character-count="12008" meta:non-whitespace-character-count="9801"/>
  </office:meta>
</office:document-meta>
</file>